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0365ae" officeooo:paragraph-rsid="000365a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.499cm" style:contextual-spacing="false"/>
      <style:text-properties officeooo:rsid="000365ae" officeooo:paragraph-rsid="000365a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4473679" text:style-name="L1">
        <text:list-item>
          <text:p text:style-name="P2"><text:span text:style-name="Strong_20_Emphasis">Subquery to find customers with orders above average:</text:span></text:p>
          <text:list>
            <text:list-item>
              <text:p text:style-name="P3">First, you need a subquery to calculate the average order value.</text:p>
            </text:list-item>
            <text:list-item>
              <text:p text:style-name="P3">Then, use this average value to filter customers who have placed orders above this average.</text:p>
            </text:list-item>
          </text:list>
        </text:list-item>
        <text:list-item>
          <text:p text:style-name="P2"><text:span text:style-name="Strong_20_Emphasis">UNION query to combine results:</text:span></text:p>
          <text:list>
            <text:list-item>
              <text:p text:style-name="P2">After identifying customers who have placed orders above average, you can use a UNION query to combine this information with another set of SELECT statements that might retrieve additional relevant data.</text:p>
            </text:list-item>
          </text:list>
        </text:list-item>
      </text:list>
      <text:p text:style-name="Text_20_body">Let's break down these steps and write sample SQL queries:</text:p>
      <text:h text:style-name="Heading_20_3" text:outline-level="3">Step 1: Subquery to Find Customers with Orders Above Average</text:h>
      <text:p text:style-name="Text_20_body">Assume you have two tables: <text:span text:style-name="Source_20_Text">Customers</text:span> and <text:span text:style-name="Source_20_Text">Orders</text:span>. The <text:span text:style-name="Source_20_Text">Orders</text:span> table includes <text:span text:style-name="Source_20_Text">customer_id</text:span> and <text:span text:style-name="Source_20_Text">order_amount</text:span>.</text:p>
      <text:p text:style-name="P1">Code:</text:p>
      <text:p text:style-name="P1">-- Subquery to calculate average order value</text:p>
      <text:p text:style-name="P1">SELECT AVG(order_amount) AS avg_order_value</text:p>
      <text:p text:style-name="P1">FROM Orders;</text:p>
      <text:p text:style-name="P1"/>
      <text:p text:style-name="P4">Let's say the average order value calculated by the above query is 500. Now, you want to find customers who have placed orders above this average:</text:p>
      <text:p text:style-name="P1">Code:</text:p>
      <text:p text:style-name="P1">-- Subquery to find customers with orders above average</text:p>
      <text:p text:style-name="P1">SELECT customer_id</text:p>
      <text:p text:style-name="P1">FROM Orders</text:p>
      <text:p text:style-name="P1">WHERE order_amount &gt; (SELECT AVG(order_amount) FROM Orders);</text:p>
      <text:p text:style-name="P4">This subquery selects <text:span text:style-name="Source_20_Text">customer_id</text:span> from the <text:span text:style-name="Source_20_Text">Orders</text:span> table where <text:span text:style-name="Source_20_Text">order_amount</text:span> is greater than the average order amount.</text:p>
      <text:h text:style-name="Heading_20_3" text:outline-level="3">Step 2: UNION Query to Combine SELECT Statements</text:h>
      <text:p text:style-name="Text_20_body">Next, let's construct a UNION query to combine two SELECT statements. For this example, let's assume we want to combine the above query with another query that retrieves customer details from the <text:span text:style-name="Source_20_Text">Customers</text:span> table.</text:p>
      <text:p text:style-name="P1">Code:</text:p>
      <text:p text:style-name="P1">-- First SELECT statement: Customers who have placed orders above average</text:p>
      <text:p text:style-name="P1"><text:soft-page-break/>SELECT c.customer_id, c.customer_name</text:p>
      <text:p text:style-name="P1">FROM Customers c</text:p>
      <text:p text:style-name="P1">WHERE c.customer_id IN (</text:p>
      <text:p text:style-name="P1"><text:s text:c="4"/>SELECT o.customer_id</text:p>
      <text:p text:style-name="P1"><text:s text:c="4"/>FROM Orders o</text:p>
      <text:p text:style-name="P1"><text:s text:c="4"/>WHERE o.order_amount &gt; (SELECT AVG(order_amount) FROM Orders)</text:p>
      <text:p text:style-name="P1">)</text:p>
      <text:p text:style-name="P1"/>
      <text:p text:style-name="P1">UNION</text:p>
      <text:p text:style-name="P1"/>
      <text:p text:style-name="P1">-- Second SELECT statement: Another query (example)</text:p>
      <text:p text:style-name="P1">SELECT c.customer_id, c.customer_name</text:p>
      <text:p text:style-name="P1">FROM Customers c</text:p>
      <text:p text:style-name="P1">WHERE c.customer_type = 'VIP';</text:p>
      <text:p text:style-name="P4">In this UNION query:</text:p>
      <text:list xml:id="list3918587204" text:style-name="L2">
        <text:list-item>
          <text:p text:style-name="P6">The first SELECT statement retrieves customers who have placed orders above the average order value.</text:p>
        </text:list-item>
        <text:list-item>
          <text:p text:style-name="P5">The second SELECT statement (example) retrieves customers who are classified as VIP (you can replace this with any other condition/query that retrieves a different set of customers)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15:43.992039575</meta:creation-date>
    <dc:date>2024-06-23T21:21:39.704573057</dc:date>
    <meta:editing-duration>PT5M56S</meta:editing-duration>
    <meta:editing-cycles>1</meta:editing-cycles>
    <meta:document-statistic meta:table-count="0" meta:image-count="0" meta:object-count="0" meta:page-count="2" meta:paragraph-count="38" meta:word-count="331" meta:character-count="2152" meta:non-whitespace-character-count="1854"/>
    <meta:generator>LibreOffice/7.3.7.2$Linux_X86_64 LibreOffice_project/30$Build-2</meta:generator>
  </office:meta>
</office:document-meta>
</file>